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1.346cm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19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29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2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1.11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.42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846cm" svg:height="2.159cm" svg:x="31.539cm" svg:y="8.239cm">
          <text:p/>
          <draw:enhanced-geometry svg:viewBox="0 0 21600 21600" draw:type="rectangle" draw:enhanced-path="M 0 0 L 21600 0 21600 21600 0 21600 0 0 Z N"/>
        </draw:custom-shape>
        <draw:g draw:name="1">
          <svg:title>TexMaths</svg:title>
          <svg:desc>14§display§\frac{1}{R_a}§svg§600§FALSE§1</svg:desc>
          <draw:polygon draw:style-name="gr2" draw:text-style-name="P2" draw:layer="layout" svg:width="0.612cm" svg:height="1.063cm" svg:x="32.218cm" svg:y="8.847cm" svg:viewBox="0 0 613 1064" draw:points="307,1064 0,1064 0,0 613,0 613,1064">
            <text:p/>
          </draw:polygon>
          <draw:path draw:style-name="gr3" draw:text-style-name="P3" draw:layer="layout" svg:width="0.163cm" svg:height="0.328cm" svg:x="32.444cm" svg:y="8.837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3" draw:layer="layout" svg:width="0.612cm" svg:height="0.02cm" svg:x="32.218cm" svg:y="9.365cm" svg:viewBox="0 0 613 21" draw:points="307,21 0,21 0,0 613,0 613,21">
            <text:p/>
          </draw:polygon>
          <draw:path draw:style-name="gr3" draw:text-style-name="P3" draw:layer="layout" svg:width="0.352cm" svg:height="0.348cm" svg:x="32.238cm" svg:y="9.499cm" svg:viewBox="0 0 353 349" svg:d="M165 34c3-12 4-17 14-18 5 0 20 0 29 0 36 0 91 0 91 48 0 17-8 51-28 70-12 13-38 29-83 29h-55zM236 169c50-11 109-45 109-95 0-43-45-74-110-74h-140c-10 0-14 0-14 10 0 6 4 6 13 6 1 0 10 0 19 1 9 0 14 1 14 8 0 1-1 3-3 9l-66 265c-4 19-5 23-45 23-9 0-13 0-13 10 0 5 6 5 7 5 14 0 48-1 62-1s49 1 63 1c4 0 9 0 9-10 0-5-3-5-13-5-18 0-32 0-32-9 0-3 0-5 1-8l33-131h58c45 0 54 28 54 45 0 7-3 23-7 34-3 14-8 32-8 42 0 54 60 54 67 54 41 0 59-51 59-58 0-5-6-5-7-5-4 0-4 3-5 7-13 36-34 44-45 44-17 0-20-11-20-30 0-16 3-40 4-56 1-7 2-17 2-23 0-39-32-53-46-59z">
            <text:p/>
          </draw:path>
          <draw:path draw:style-name="gr3" draw:text-style-name="P3" draw:layer="layout" svg:width="0.176cm" svg:height="0.156cm" svg:x="32.612cm" svg:y="9.757cm" svg:viewBox="0 0 177 157" svg:d="M126 20c-8-11-20-20-36-20-45 0-90 49-90 99 0 33 22 58 53 58 18 0 34-11 49-25 7 22 27 25 36 25 12 0 20-8 27-19 8-14 12-33 12-35 0-4-4-4-6-4-4 0-5 2-7 11-5 17-12 37-26 37-9 0-11-8-11-17 0-6 3-19 5-28s6-24 8-31l7-26c2-9 5-26 5-27 0-8-5-11-11-11-5 0-13 4-15 13zM103 110c-2 10-10 17-18 23-3 3-17 14-31 14s-26-9-26-34c0-18 10-57 18-70 16-28 34-33 44-33 24 0 30 26 30 30 0 1 0 4-1 5z">
            <text:p/>
          </draw:path>
        </draw:g>
        <draw:g>
          <svg:title>TexMaths</svg:title>
          <svg:desc>14§display§\frac{1}{sJ+b}§svg§600§FALSE§</svg:desc>
          <draw:polygon draw:style-name="gr4" draw:text-style-name="P2" draw:layer="layout" svg:width="1.364cm" svg:height="1.028cm" svg:x="40.307cm" svg:y="8.746cm" svg:viewBox="0 0 1365 1029" draw:points="682,1029 0,1029 0,0 1365,0 1365,1029">
            <text:p/>
          </draw:polygon>
          <draw:path draw:style-name="gr5" draw:text-style-name="P3" draw:layer="layout" svg:width="0.163cm" svg:height="0.328cm" svg:x="40.909cm" svg:y="8.735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3" draw:layer="layout" svg:width="1.364cm" svg:height="0.02cm" svg:x="40.307cm" svg:y="9.263cm" svg:viewBox="0 0 1365 21" draw:points="682,21 0,21 0,0 1365,0 1365,21">
            <text:p/>
          </draw:polygon>
          <draw:path draw:style-name="gr5" draw:text-style-name="P3" draw:layer="layout" svg:width="0.181cm" svg:height="0.223cm" svg:x="40.332cm" svg:y="9.51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5" draw:text-style-name="P3" draw:layer="layout" svg:width="0.278cm" svg:height="0.348cm" svg:x="40.572cm" svg:y="9.396cm" svg:viewBox="0 0 279 349" svg:d="M232 36c5-16 6-21 33-21 8 0 14 0 14-9 0-5-5-6-7-6-13 0-44 1-56 1-16 0-56-1-73-1-4 0-10 0-10 10 0 5 4 5 17 5 11 0 17 0 29 2 11 1 14 3 14 10 0 2 0 5-1 9l-58 227c-11 48-44 74-70 74-14 0-39-5-47-30 1 0 5 0 5 0 20 0 33-17 33-31 0-16-13-21-21-21-10 0-34 5-34 39 0 31 27 55 66 55 45 0 96-34 109-82z">
            <text:p/>
          </draw:path>
          <draw:path draw:style-name="gr5" draw:text-style-name="P3" draw:layer="layout" svg:width="0.328cm" svg:height="0.328cm" svg:x="40.993cm" svg:y="9.44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5" draw:text-style-name="P3" draw:layer="layout" svg:width="0.181cm" svg:height="0.348cm" svg:x="41.479cm" svg:y="9.391cm" svg:viewBox="0 0 182 349" svg:d="M95 6c0 0 0-6-7-6-11 0-47 4-60 6-4 0-10 0-10 9 0 6 6 6 13 6 24 0 25 3 25 8 0 3-6 20-7 31l-41 161c-7 24-8 32-8 49 0 48 27 79 63 79 59 0 119-75 119-146 0-45-25-78-66-78-22 0-43 14-57 29zM49 192c3-10 3-11 7-17 24-32 46-39 60-39 17 0 31 14 31 46 0 29-17 85-25 105-17 32-39 50-59 50-17 0-34-14-34-50 0-8 0-18 9-49z">
            <text:p/>
          </draw:path>
        </draw:g>
        <draw:custom-shape draw:style-name="gr6" draw:text-style-name="P1" xml:id="id9" draw:id="id9" draw:layer="layout" svg:width="1.397cm" svg:height="1.778cm" draw:transform="rotate (-1.5707963267949) translate (37.83cm 8.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3" draw:id="id3" draw:layer="layout" svg:width="2.794cm" svg:height="2.159cm" svg:x="39.54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k_t§svg§600§FALSE§</svg:desc>
          <draw:polygon draw:style-name="gr4" draw:text-style-name="P2" draw:layer="layout" svg:width="0.404cm" svg:height="0.415cm" svg:x="36.414cm" svg:y="9.129cm" svg:viewBox="0 0 405 416" draw:points="203,416 0,416 0,0 405,0 405,416">
            <text:p/>
          </draw:polygon>
          <draw:path draw:style-name="gr5" draw:text-style-name="P3" draw:layer="layout" svg:width="0.223cm" svg:height="0.348cm" svg:x="36.441cm" svg:y="9.128cm" svg:viewBox="0 0 224 349" svg:d="M115 6c0 0 0-6-7-6-11 0-46 4-60 6-5 0-9 0-9 9 0 6 4 6 11 6 24 0 26 3 26 8l-2 10-73 284c-1 7-1 9-1 12 0 11 10 14 14 14 7 0 14-5 17-12 3-4 25-95 28-107 17 1 57 9 57 42 0 4 0 5-1 9-1 7-1 13-1 19 0 29 19 49 44 49 16 0 28-9 40-27 12-21 18-49 18-50 0-5-4-5-6-5-5 0-5 2-7 9-10 36-22 61-43 61-10 0-16-5-16-23 0-9 2-20 3-27 3-8 3-11 3-15 0-33-31-47-74-52 15-10 32-25 43-37 24-26 46-47 70-47 4 0 4 0 6 0 5 1 5 1 10 4 1 0 1 1 1 1-22 2-28 21-28 27 0 8 6 18 20 18 12 0 26-11 26-31 0-14-11-30-33-30-14 0-37 4-72 43-17 18-36 38-56 46z">
            <text:p/>
          </draw:path>
          <draw:path draw:style-name="gr5" draw:text-style-name="P3" draw:layer="layout" svg:width="0.117cm" svg:height="0.219cm" svg:x="36.684cm" svg:y="9.328cm" svg:viewBox="0 0 118 220" svg:d="M71 80h36c7 0 11 0 11-9 0-4-4-4-10-4h-34l13-52c0-1 1-2 1-4 0-7-4-11-11-11-10 0-14 6-17 15s2-8-14 52h-35c-7 0-11 0-11 7 0 6 4 6 10 6h33l-21 81c-1 10-4 21-4 27 0 19 17 32 37 32 39 0 61-48 61-53s-5-5-5-5c-4 0-6 2-9 7-10 21-26 41-46 41-7 0-13-4-13-17 0-3 2-11 3-14z">
            <text:p/>
          </draw:path>
        </draw:g>
        <draw:line draw:style-name="gr8" draw:text-style-name="P1" draw:layer="layout" svg:x1="37.835cm" svg:y1="9.355cm" svg:x2="39.613cm" svg:y2="9.355cm">
          <text:p/>
        </draw:line>
        <draw:custom-shape draw:style-name="gr9" draw:text-style-name="P1" xml:id="id1" draw:id="id1" draw:layer="layout" svg:width="1.46cm" svg:height="1.778cm" draw:transform="rotate (-1.5707963267949) translate (37.835cm 13.0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k_e§svg§600§FALSE§</svg:desc>
          <draw:polygon draw:style-name="gr4" draw:text-style-name="P2" draw:layer="layout" svg:width="0.441cm" svg:height="0.415cm" svg:x="37.065cm" svg:y="13.475cm" svg:viewBox="0 0 442 416" draw:points="221,416 0,416 0,0 442,0 442,416">
            <text:p/>
          </draw:polygon>
          <draw:path draw:style-name="gr5" draw:text-style-name="P3" draw:layer="layout" svg:width="0.223cm" svg:height="0.348cm" svg:x="37.092cm" svg:y="13.474cm" svg:viewBox="0 0 224 349" svg:d="M115 6c0 0 0-6-7-6-11 0-46 4-60 6-5 0-9 0-9 9 0 6 4 6 11 6 24 0 26 3 26 8l-2 10-73 284c-1 7-1 9-1 12 0 11 10 14 14 14 7 0 14-5 17-12 3-4 25-95 28-107 17 1 57 9 57 42 0 4 0 5-1 9-2 7-2 13-2 19 0 29 20 49 45 49 15 0 28-9 39-27 13-21 18-49 18-50 0-5-4-5-5-5-6 0-6 2-7 9-10 36-23 61-44 61-9 0-15-5-15-23 0-9 1-20 3-27 3-8 3-11 3-15 0-33-31-47-74-52 15-10 32-25 43-37 24-26 46-47 70-47 4 0 4 0 5 0 6 1 6 1 10 4 2 0 2 1 2 1-23 2-28 21-28 27 0 8 5 18 19 18 13 0 27-11 27-31 0-14-11-30-34-30-14 0-36 4-71 43-17 18-36 38-56 46z">
            <text:p/>
          </draw:path>
          <draw:path draw:style-name="gr5" draw:text-style-name="P3" draw:layer="layout" svg:width="0.147cm" svg:height="0.156cm" svg:x="37.343cm" svg:y="13.737cm" svg:viewBox="0 0 148 157" svg:d="M55 74c9 0 37-1 56-7 25-10 30-26 30-36 0-20-19-31-43-31-42 0-98 32-98 91 0 35 22 66 63 66 59 0 85-35 85-39 0-3-3-6-5-6s-3 0-6 3c-27 32-67 32-74 32-21 0-35-14-35-42 0-6 0-11 4-31zM35 64c15-50 53-54 63-54 15 0 28 7 28 21 0 33-59 33-73 33z">
            <text:p/>
          </draw:path>
        </draw:g>
        <draw:custom-shape draw:style-name="gr7" draw:text-style-name="P1" xml:id="id5" draw:id="id5" draw:layer="layout" svg:width="2.794cm" svg:height="2.159cm" svg:x="22.967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9.779cm" svg:y1="9.382cm" svg:x2="31.557cm" svg:y2="9.382cm">
          <text:p/>
        </draw:line>
        <draw:g>
          <svg:title>TexMaths</svg:title>
          <svg:desc>28§display§PI§svg§600§FALSE§</svg:desc>
          <draw:polygon draw:style-name="gr2" draw:text-style-name="P2" draw:layer="layout" svg:width="1.281cm" svg:height="0.674cm" svg:x="23.645cm" svg:y="9.013cm" svg:viewBox="0 0 1282 675" draw:points="641,675 0,675 0,0 1282,0 1282,675">
            <text:p/>
          </draw:polygon>
          <draw:path draw:style-name="gr3" draw:text-style-name="P3" draw:layer="layout" svg:width="0.705cm" svg:height="0.674cm" svg:x="23.685cm" svg:y="9.013cm" svg:viewBox="0 0 706 675" svg:d="M260 363h168c139 0 278-103 278-213 0-76-65-150-195-150h-320c-18 0-30 0-30 18 0 13 9 13 30 13 11 0 29 0 42 3 16 0 20 4 20 15 0 3 0 7-2 18l-134 532c-9 38-12 45-90 45-16 0-27 0-27 20 0 11 11 11 16 11 27 0 96-2 125-2 20 0 43 0 63 0s43 2 63 2c9 0 20 0 20-20 0-11-9-11-27-11-36 0-65 0-65-18 0-5 2-9 4-16zM332 67c9-33 9-36 51-36h97c80 0 134 27 134 95 0 38-20 123-58 159-49 45-110 51-153 51h-139z">
            <text:p/>
          </draw:path>
          <draw:path draw:style-name="gr3" draw:text-style-name="P3" draw:layer="layout" svg:width="0.456cm" svg:height="0.674cm" svg:x="24.447cm" svg:y="9.013cm" svg:viewBox="0 0 457 675" svg:d="M336 76c9-36 11-45 90-45 24 0 31 0 31-20 0-11-9-11-13-11-29 0-103 2-130 2-32 0-103-2-132-2-7 0-21 0-21 20 0 11 9 11 27 11 43 0 70 0 70 18 0 5 0 7-2 16l-135 534c-9 36-11 45-90 45-22 0-31 0-31 20 0 11 11 11 16 11 27 0 101-2 127-2 32 0 104 2 135 2 7 0 18 0 18-18 0-13-7-13-29-13-18 0-23 0-43 0-20-3-25-7-25-18 0-9 3-16 5-23z">
            <text:p/>
          </draw:path>
        </draw:g>
        <draw:custom-shape draw:style-name="gr10" draw:text-style-name="P1" xml:id="id4" draw:id="id4" draw:layer="layout" svg:width="2.286cm" svg:height="2.286cm" svg:x="18.666cm" svg:y="8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047cm" svg:y1="10.226cm" svg:x2="20.571cm" svg:y2="8.448cm">
          <text:p/>
        </draw:line>
        <draw:line draw:style-name="gr11" draw:text-style-name="P1" draw:layer="layout" svg:x1="19.047cm" svg:y1="8.448cm" svg:x2="20.571cm" svg:y2="10.226cm">
          <text:p/>
        </draw:line>
        <draw:g xml:id="id7" draw:id="id7">
          <svg:title>TexMaths</svg:title>
          <svg:desc>20§display§+§svg§600§FALSE§</svg:desc>
          <draw:polygon draw:style-name="gr4" draw:text-style-name="P2" draw:layer="layout" svg:width="0.545cm" svg:height="0.467cm" svg:x="18.76cm" svg:y="9.047cm" svg:viewBox="0 0 546 468" draw:points="274,468 0,468 0,0 546,0 546,468">
            <text:p/>
          </draw:polygon>
          <draw:path draw:style-name="gr5" draw:text-style-name="P3" draw:layer="layout" svg:width="0.469cm" svg:height="0.469cm" svg:x="18.8cm" svg:y="9.045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4" draw:text-style-name="P2" draw:layer="layout" svg:width="0.381cm" svg:height="0.327cm" svg:x="19.657cm" svg:y="9.798cm" svg:viewBox="0 0 382 328" draw:points="192,328 0,328 0,0 382,0 382,328">
            <text:p/>
          </draw:polygon>
          <draw:path draw:style-name="gr5" draw:text-style-name="P3" draw:layer="layout" svg:width="0.301cm" svg:height="0.02cm" svg:x="19.698cm" svg:y="9.951cm" svg:viewBox="0 0 302 21" svg:d="M284 21c8 0 18 0 18-10 0-11-10-11-18-11h-267c-9 0-17 0-17 11 0 10 8 10 17 10z">
            <text:p/>
          </draw:path>
        </draw:g>
        <draw:custom-shape draw:style-name="gr10" draw:text-style-name="P1" xml:id="id2" draw:id="id2" draw:layer="layout" svg:width="2.286cm" svg:height="2.286cm" svg:x="27.567cm" svg:y="8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7.948cm" svg:y1="10.227cm" svg:x2="29.472cm" svg:y2="8.449cm">
          <text:p/>
        </draw:line>
        <draw:line draw:style-name="gr11" draw:text-style-name="P1" draw:layer="layout" svg:x1="27.948cm" svg:y1="8.449cm" svg:x2="29.472cm" svg:y2="10.227cm">
          <text:p/>
        </draw:line>
        <draw:g>
          <svg:title>TexMaths</svg:title>
          <svg:desc>20§display§+§svg§600§FALSE§</svg:desc>
          <draw:polygon draw:style-name="gr4" draw:text-style-name="P2" draw:layer="layout" svg:width="0.545cm" svg:height="0.467cm" svg:x="27.661cm" svg:y="9.048cm" svg:viewBox="0 0 546 468" draw:points="274,468 0,468 0,0 546,0 546,468">
            <text:p/>
          </draw:polygon>
          <draw:path draw:style-name="gr5" draw:text-style-name="P3" draw:layer="layout" svg:width="0.469cm" svg:height="0.469cm" svg:x="27.701cm" svg:y="9.046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4" draw:text-style-name="P2" draw:layer="layout" svg:width="0.381cm" svg:height="0.327cm" svg:x="28.558cm" svg:y="9.799cm" svg:viewBox="0 0 382 328" draw:points="192,328 0,328 0,0 382,0 382,328">
            <text:p/>
          </draw:polygon>
          <draw:path draw:style-name="gr5" draw:text-style-name="P3" draw:layer="layout" svg:width="0.301cm" svg:height="0.02cm" svg:x="28.599cm" svg:y="9.952cm" svg:viewBox="0 0 302 21" svg:d="M284 21c8 0 18 0 18-10 0-11-10-11-18-11h-267c-9 0-17 0-17 11 0 10 8 10 17 10z">
            <text:p/>
          </draw:path>
        </draw:g>
        <draw:line draw:style-name="gr8" draw:text-style-name="P1" draw:layer="layout" svg:x1="25.779cm" svg:y1="9.382cm" svg:x2="27.557cm" svg:y2="9.382cm">
          <text:p/>
        </draw:line>
        <draw:connector draw:style-name="gr8" draw:text-style-name="P1" draw:layer="layout" svg:x1="36.058cm" svg:y1="13.752cm" svg:x2="28.71cm" svg:y2="10.481cm" draw:start-shape="id1" draw:start-glue-point="4" draw:end-shape="id2" draw:end-glue-point="8" svg:d="M36058 13752h-7348v-3271" svg:viewBox="0 0 7349 3272">
          <text:p/>
        </draw:connector>
        <draw:connector draw:style-name="gr8" draw:text-style-name="P1" draw:layer="layout" draw:line-skew="1.722cm" svg:x1="42.338cm" svg:y1="9.318cm" svg:x2="37.835cm" svg:y2="13.752cm" draw:start-shape="id3" draw:start-glue-point="1" draw:end-shape="id1" draw:end-glue-point="7" svg:d="M42338 9318h2223v4434h-6726" svg:viewBox="0 0 6727 4435">
          <text:p/>
        </draw:connector>
        <draw:connector draw:style-name="gr8" draw:text-style-name="P1" draw:layer="layout" svg:x1="20.952cm" svg:y1="9.337cm" svg:x2="22.967cm" svg:y2="9.318cm" draw:start-shape="id4" draw:start-glue-point="10" draw:end-shape="id5" draw:end-glue-point="3" svg:d="M20952 9337h1008v-19h1007" svg:viewBox="0 0 2016 20">
          <text:p/>
        </draw:connector>
        <draw:connector draw:style-name="gr8" draw:text-style-name="P1" draw:layer="layout" svg:x1="15.519cm" svg:y1="9.255cm" svg:x2="18.76cm" svg:y2="9.28cm" draw:start-shape="id6" draw:start-glue-point="1" draw:end-shape="id7" draw:end-glue-point="3" svg:d="M15519 9255h1621v25h1620" svg:viewBox="0 0 3242 26">
          <text:p/>
        </draw:connector>
        <draw:connector draw:style-name="gr8" draw:text-style-name="P1" draw:layer="layout" draw:line-skew="3.616cm" svg:x1="44.556cm" svg:y1="13.758cm" svg:x2="19.809cm" svg:y2="10.48cm" draw:end-shape="id4" draw:end-glue-point="8" svg:d="M44556 13758v2228h-24747v-5506" svg:viewBox="0 0 24748 5507">
          <text:p/>
        </draw:connector>
        <draw:g>
          <svg:title>TexMaths</svg:title>
          <svg:desc>20§display§N^d_{M,i}§svg§600§FALSE§</svg:desc>
          <draw:polygon draw:style-name="gr2" draw:text-style-name="P2" draw:layer="layout" svg:width="1.491cm" svg:height="0.901cm" svg:x="7.391cm" svg:y="7.985cm" svg:viewBox="0 0 1492 902" draw:points="746,902 0,902 0,0 1492,0 1492,902">
            <text:p/>
          </draw:polygon>
          <draw:path draw:style-name="gr3" draw:text-style-name="P3" draw:layer="layout" svg:width="0.593cm" svg:height="0.48cm" svg:x="7.418cm" svg:y="8.137cm" svg:viewBox="0 0 594 481" svg:d="M506 74c6-28 19-50 75-52 5 0 13-1 13-14 0-2 0-8-10-8-22 0-48 2-70 2-24 0-50-2-72-2-5 0-13 0-13 14 0 8 6 8 13 8 40 0 48 15 48 31 0 1-2 13-3 14l-79 314-155-368c-6-13-6-13-22-13h-95c-14 0-21 0-21 14 0 8 7 8 19 8 4 0 48 0 48 7l-94 377c-6 29-19 51-77 53-3 0-11 2-11 14 0 5 3 8 10 8 22 0 46-1 70-1s50 1 72 1c3 0 13 0 13-14 0-6-7-8-15-8-40 0-46-16-46-30 0-5 2-8 3-16l93-373c3 5 3 6 7 13l176 416c4 11 6 12 12 12 8 0 8-1 12-14z">
            <text:p/>
          </draw:path>
          <draw:path draw:style-name="gr3" draw:text-style-name="P3" draw:layer="layout" svg:width="0.254cm" svg:height="0.348cm" svg:x="8.063cm" svg:y="7.985cm" svg:viewBox="0 0 255 349" svg:d="M253 14c0 0 2-6 2-8 0-1-2-6-8-6-10 0-52 3-63 5-5 0-11 1-11 11 0 8 6 8 13 8 24 0 24 3 24 6 0 4-2 7-3 12l-28 112c-11-16-27-29-51-29-64 0-128 70-128 140 0 48 32 84 75 84 26 0 50-16 71-36 9 29 38 36 51 36 18 0 29-12 38-28 12-19 18-48 18-49 0-7-6-7-8-7-6 0-8 2-11 16-7 24-16 53-37 53-13 0-16-11-16-24 0-9 1-14 3-21zM147 281c-3 13-14 24-25 32-5 5-24 21-45 21-19 0-37-13-37-48 0-25 14-80 26-100 22-40 48-47 62-47 35 0 43 37 43 43 0 2 0 5-1 7z">
            <text:p/>
          </draw:path>
          <draw:path draw:style-name="gr3" draw:text-style-name="P3" draw:layer="layout" svg:width="0.526cm" svg:height="0.336cm" svg:x="7.993cm" svg:y="8.455cm" svg:viewBox="0 0 527 337" svg:d="M467 40c5-18 7-22 42-22 11 0 18 0 18-10 0-8-7-8-15-8h-67c-14 0-16 0-22 10l-191 281-48-278c-3-13-3-13-18-13h-70c-10 0-16 0-16 11 0 7 5 7 16 7 8 0 10 0 19 1 10 0 11 2 11 7 0 0 0 3-3 11l-61 248c-4 16-12 33-52 35-4 0-10 0-10 11 0 0 0 6 8 6 14 0 35-1 51-1 11 0 40 1 51 1 4 0 12 0 12-11 0-6-7-6-12-6-32-2-32-15-32-21 0-2 0-5 2-13l66-262h1l53 301c2 8 2 12 10 12 6 0 11-4 14-11l207-307h1l-70 280c-3 16-5 21-43 21-10 0-15 0-15 11 0 0 0 6 8 6 10 0 21-1 31-1 9 0 20 0 30 0 14 0 50 1 62 1 4 0 12 0 12-11 0-6-7-6-16-6 0 0-10 0-20-2-11 0-11-1-11-6 0-3 2-8 2-11z">
            <text:p/>
          </draw:path>
          <draw:path draw:style-name="gr3" draw:text-style-name="P3" draw:layer="layout" svg:width="0.063cm" svg:height="0.153cm" svg:x="8.571cm" svg:y="8.733cm" svg:viewBox="0 0 64 154" svg:d="M50 50c0 27-5 59-39 91-3 1-5 3-5 5 0 4 5 8 8 8 7 0 50-40 50-100 0-30-13-54-35-54-16 0-29 13-29 29s11 29 29 29c13 0 21-8 21-8z">
            <text:p/>
          </draw:path>
          <draw:path draw:style-name="gr3" draw:text-style-name="P3" draw:layer="layout" svg:width="0.149cm" svg:height="0.332cm" svg:x="8.705cm" svg:y="8.465cm" svg:viewBox="0 0 150 333" svg:d="M138 19c0-8-7-19-20-19-14 0-28 13-28 27 0 8 6 19 20 19 15 0 28-14 28-27zM37 270c-3 7-5 11-5 21 0 22 19 42 46 42 52 0 72-69 72-76 0-6-6-6-8-6-6 0-6 3-9 8-11 40-34 59-53 59-10 0-11-6-11-17 0-12 3-20 8-31 5-14 9-27 16-40 3-11 21-57 24-62 1-5 3-11 3-16 0-24-21-42-48-42-50 0-72 68-72 76 0 6 6 6 8 6 8 0 8-3 10-8 12-43 35-61 52-61 8 0 13 5 13 18 0 11-3 19-16 49z">
            <text:p/>
          </draw:path>
        </draw:g>
        <draw:g>
          <svg:title>TexMaths</svg:title>
          <svg:desc>20§display§v_a§svg§600§FALSE§</svg:desc>
          <draw:polygon draw:style-name="gr4" draw:text-style-name="P2" draw:layer="layout" svg:width="0.645cm" svg:height="0.407cm" svg:x="26.281cm" svg:y="8.487cm" svg:viewBox="0 0 646 408" draw:points="322,408 0,408 0,0 646,0 646,408">
            <text:p/>
          </draw:polygon>
          <draw:path draw:style-name="gr5" draw:text-style-name="P3" draw:layer="layout" svg:width="0.309cm" svg:height="0.319cm" svg:x="26.301cm" svg:y="8.477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5" draw:text-style-name="P3" draw:layer="layout" svg:width="0.251cm" svg:height="0.223cm" svg:x="26.651cm" svg:y="8.677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</draw:g>
        <draw:g>
          <svg:title>TexMaths</svg:title>
          <svg:desc>20§display§i§svg§600§FALSE§</svg:desc>
          <draw:polygon draw:style-name="gr4" draw:text-style-name="P2" draw:layer="layout" svg:width="0.243cm" svg:height="0.463cm" svg:x="34.883cm" svg:y="8.554cm" svg:viewBox="0 0 244 464" draw:points="122,464 0,464 0,0 244,0 244,464">
            <text:p/>
          </draw:polygon>
          <draw:path draw:style-name="gr5" draw:text-style-name="P3" draw:layer="layout" svg:width="0.187cm" svg:height="0.473cm" svg:x="34.903cm" svg:y="8.55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</draw:g>
        <draw:g>
          <svg:title>TexMaths</svg:title>
          <svg:desc>20§display§\omega§svg§600§FALSE§</svg:desc>
          <draw:polygon draw:style-name="gr2" draw:text-style-name="P2" draw:layer="layout" svg:width="0.463cm" svg:height="0.303cm" svg:x="31.27cm" svg:y="15.105cm" svg:viewBox="0 0 464 304" draw:points="232,304 0,304 0,0 464,0 464,304">
            <text:p/>
          </draw:polygon>
          <draw:path draw:style-name="gr3" draw:text-style-name="P3" draw:layer="layout" svg:width="0.418cm" svg:height="0.319cm" svg:x="31.278cm" svg:y="15.097cm" svg:viewBox="0 0 419 320" svg:d="M419 50c0-32-13-50-29-50-19 0-36 18-36 34 0 6 3 14 9 20 13 12 26 31 26 60 0 28-15 68-35 100-23 31-48 55-82 55-40 0-62-26-69-64 8-18 24-63 24-83 0-8-3-15-11-15-6 0-14 2-19 11-8 15-18 61-18 87-22 32-51 64-96 64-46 0-61-42-61-82 0-88 72-161 72-171 0-8-4-13-12-13-10 0-15 10-20 15-35 52-62 137-62 201 0 48 16 101 74 101 51 0 83-35 108-74 7 40 34 74 79 74 54 0 88-43 113-96 18-35 45-131 45-174z">
            <text:p/>
          </draw:path>
        </draw:g>
        <draw:g>
          <svg:title>TexMaths</svg:title>
          <svg:desc>20§display§\omega§svg§600§FALSE§</svg:desc>
          <draw:polygon draw:style-name="gr4" draw:text-style-name="P2" draw:layer="layout" svg:width="0.463cm" svg:height="0.191cm" svg:x="43.253cm" svg:y="8.753cm" svg:viewBox="0 0 464 192" draw:points="232,192 0,192 0,0 464,0 464,192">
            <text:p/>
          </draw:polygon>
          <draw:path draw:style-name="gr5" draw:text-style-name="P3" draw:layer="layout" svg:width="0.417cm" svg:height="0.201cm" svg:x="43.261cm" svg:y="8.747cm" svg:viewBox="0 0 418 202" svg:d="M418 32c0-21-12-32-28-32-18 0-36 10-36 21 0 4 2 9 10 13 12 8 24 19 24 38 0 18-12 43-34 64-22 19-48 34-82 34-40 0-62-16-68-40 8-11 24-40 24-53 0-5-4-10-12-10-6 0-14 1-20 7-8 9-16 38-16 55-24 21-52 41-96 41-46 0-62-26-62-51 0-56 72-103 72-109 0-5-6-9-12-9-10 0-14 7-20 10-36 33-62 86-62 128 0 30 16 63 74 63 50 0 84-21 108-47 8 27 34 47 78 47 56 0 90-27 116-61 16-21 42-82 42-109z">
            <text:p/>
          </draw:path>
        </draw:g>
        <draw:custom-shape draw:style-name="gr12" draw:text-style-name="P1" xml:id="id6" draw:id="id6" draw:layer="layout" svg:width="1.925cm" svg:height="2.032cm" svg:x="13.59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s§svg§600§FALSE§</svg:desc>
          <draw:polygon draw:style-name="gr2" draw:text-style-name="P2" draw:layer="layout" svg:width="0.464cm" svg:height="0.425cm" svg:x="14.249cm" svg:y="9.139cm" svg:viewBox="0 0 465 426" draw:points="231,426 0,426 0,0 465,0 465,426">
            <text:p/>
          </draw:polygon>
          <draw:path draw:style-name="gr3" draw:text-style-name="P3" draw:layer="layout" svg:width="0.365cm" svg:height="0.447cm" svg:x="14.301cm" svg:y="9.128cm" svg:viewBox="0 0 366 448" svg:d="M337 67c-29 0-47 23-47 45 0 13 9 29 29 29 22 0 47-18 47-56 0-45-43-85-119-85-130 0-168 101-168 143 0 79 74 94 103 99 52 11 103 20 103 76 0 25-22 108-141 108-16 0-92 0-115-52 38 5 63-25 63-54 0-22-16-33-36-33-27 0-56 20-56 65 0 56 56 96 142 96 161 0 199-119 199-164 0-35-18-60-31-73-27-27-54-32-99-41-36-9-74-15-74-60 0-27 22-88 110-88 25 0 74 7 90 45z">
            <text:p/>
          </draw:path>
        </draw:g>
        <draw:connector draw:style-name="gr8" draw:text-style-name="P1" draw:layer="layout" svg:x1="33.385cm" svg:y1="9.318cm" svg:x2="36.052cm" svg:y2="9.318cm" draw:start-shape="id8" draw:start-glue-point="1" draw:end-shape="id9" draw:end-glue-point="7" svg:d="M33385 9318h2667" svg:viewBox="0 0 2668 1">
          <text:p/>
        </draw:connector>
        <draw:custom-shape draw:style-name="gr13" draw:text-style-name="P1" xml:id="id10" draw:id="id10" draw:layer="layout" svg:width="1.778cm" svg:height="1.778cm" draw:transform="rotate (-1.5707963267949) translate (11.83cm 8.3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\frac{1}{J}§svg§600§FALSE§</svg:desc>
          <draw:polygon draw:style-name="gr2" draw:text-style-name="P2" draw:layer="layout" svg:width="0.321cm" svg:height="0.989cm" svg:x="10.3cm" svg:y="8.733cm" svg:viewBox="0 0 322 990" draw:points="160,990 0,990 0,0 322,0 322,990">
            <text:p/>
          </draw:polygon>
          <draw:path draw:style-name="gr3" draw:text-style-name="P3" draw:layer="layout" svg:width="0.163cm" svg:height="0.329cm" svg:x="10.381cm" svg:y="8.723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3" draw:layer="layout" svg:width="0.321cm" svg:height="0.02cm" svg:x="10.3cm" svg:y="9.251cm" svg:viewBox="0 0 322 21" draw:points="160,21 0,21 0,0 322,0 322,21">
            <text:p/>
          </draw:polygon>
          <draw:path draw:style-name="gr3" draw:text-style-name="P3" draw:layer="layout" svg:width="0.277cm" svg:height="0.348cm" svg:x="10.335cm" svg:y="9.385cm" svg:viewBox="0 0 278 349" svg:d="M232 36c5-16 6-20 33-20 8 0 13 0 13-10 0-5-3-6-6-6-13 0-43 1-55 1-17 0-58-1-73-1-5 0-10 0-10 10 0 6 3 6 16 6 12 0 16 0 28 1 13 1 16 2 16 9 0 3-1 7-2 11l-57 226c-12 49-45 74-71 74-14 0-39-4-47-30 1 0 4 0 5 0 20 0 33-17 33-31 0-16-13-22-21-22-9 0-34 7-34 41 0 30 26 54 65 54 46 0 98-33 110-82z">
            <text:p/>
          </draw:path>
        </draw:g>
        <draw:connector draw:style-name="gr8" draw:text-style-name="P1" draw:layer="layout" svg:x1="11.83cm" svg:y1="9.255cm" svg:x2="13.594cm" svg:y2="9.255cm" draw:start-shape="id10" draw:start-glue-point="4" draw:end-shape="id6" draw:end-glue-point="3" svg:d="M11830 9255h1764" svg:viewBox="0 0 1765 1">
          <text:p/>
        </draw:connector>
        <draw:connector draw:style-name="gr8" draw:text-style-name="P1" draw:layer="layout" svg:x1="7.024cm" svg:y1="9.253cm" svg:x2="10.052cm" svg:y2="9.255cm" draw:end-shape="id10" draw:end-glue-point="7" svg:d="M7024 9253h1263v2h1765" svg:viewBox="0 0 3029 3">
          <text:p/>
        </draw:connector>
        <draw:g>
          <svg:title>TexMaths</svg:title>
          <svg:desc>20§display§\omega^d§svg§600§FALSE§</svg:desc>
          <draw:polygon draw:style-name="gr2" draw:text-style-name="P2" draw:layer="layout" svg:width="0.755cm" svg:height="0.633cm" svg:x="16.565cm" svg:y="8.382cm" svg:viewBox="0 0 756 634" draw:points="379,634 0,634 0,0 756,0 756,634">
            <text:p/>
          </draw:polygon>
          <draw:path draw:style-name="gr3" draw:text-style-name="P3" draw:layer="layout" svg:width="0.418cm" svg:height="0.319cm" svg:x="16.573cm" svg:y="8.704cm" svg:viewBox="0 0 419 320" svg:d="M419 50c0-32-13-50-29-50-19 0-37 18-37 34 0 6 3 14 10 20 13 12 25 31 25 60 0 28-14 69-35 101-22 30-48 54-81 54-40 0-63-26-69-64 8-18 24-63 24-83 0-8-3-15-11-15-7 0-15 2-19 11-8 15-18 61-18 87-22 32-51 64-96 64-46 0-61-42-61-82 0-88 72-161 72-171 0-8-4-13-12-13-10 0-15 10-20 15-35 52-62 137-62 201 0 48 16 101 74 101 51 0 83-35 108-73 7 40 34 73 79 73 54 0 87-43 113-96 18-35 45-131 45-174z">
            <text:p/>
          </draw:path>
          <draw:path draw:style-name="gr3" draw:text-style-name="P3" draw:layer="layout" svg:width="0.253cm" svg:height="0.348cm" svg:x="17.057cm" svg:y="8.382cm" svg:viewBox="0 0 254 349" svg:d="M253 14c0 0 1-6 1-8 0-1-1-6-8-6-9 0-51 3-62 5-5 0-11 1-11 11 0 8 6 8 12 8 24 0 24 3 24 6 0 4-1 7-3 12l-27 112c-11-16-27-29-51-29-64 0-128 70-128 141 0 48 32 83 75 83 26 0 50-16 70-35 10 29 39 35 52 35 17 0 28-11 38-27 11-19 18-48 18-50 0-6-7-6-8-6-7 0-8 1-12 16-6 24-16 53-36 53-13 0-16-12-16-24 0-10 1-15 3-21zM147 282c-3 13-14 24-26 32-4 5-24 21-44 21-19 0-37-13-37-48 0-26 14-80 26-101 22-40 47-47 62-47 35 0 43 37 43 44 0 1 0 4-2 6z">
            <text:p/>
          </draw:path>
        </draw:g>
        <draw:g>
          <svg:title>TexMaths</svg:title>
          <svg:desc>20§display§\dot{\omega}^d§svg§600§FALSE§</svg:desc>
          <draw:polygon draw:style-name="gr2" draw:text-style-name="P2" draw:layer="layout" svg:width="0.755cm" svg:height="0.633cm" svg:x="12.264cm" svg:y="8.382cm" svg:viewBox="0 0 756 634" draw:points="379,634 0,634 0,0 756,0 756,634">
            <text:p/>
          </draw:polygon>
          <draw:path draw:style-name="gr3" draw:text-style-name="P3" draw:layer="layout" svg:width="0.076cm" svg:height="0.076cm" svg:x="12.457cm" svg:y="8.544cm" svg:viewBox="0 0 77 77" svg:d="M77 38c0-19-16-38-39-38-24 0-38 21-38 38 0 20 16 39 38 39 24 0 39-21 39-39z">
            <text:p/>
          </draw:path>
          <draw:path draw:style-name="gr3" draw:text-style-name="P3" draw:layer="layout" svg:width="0.418cm" svg:height="0.319cm" svg:x="12.272cm" svg:y="8.704cm" svg:viewBox="0 0 419 320" svg:d="M419 50c0-32-13-50-29-50-19 0-37 18-37 34 0 6 3 14 10 20 13 12 25 31 25 60 0 28-14 69-35 101-22 30-48 54-81 54-40 0-63-26-69-64 8-18 24-63 24-83 0-8-3-15-11-15-7 0-15 2-19 11-8 15-18 61-18 87-22 32-51 64-96 64-46 0-61-42-61-82 0-88 72-161 72-171 0-8-4-13-12-13-10 0-15 10-20 15-35 52-62 137-62 201 0 48 16 101 74 101 51 0 83-35 108-73 7 40 34 73 79 73 54 0 87-43 113-96 18-35 45-131 45-174z">
            <text:p/>
          </draw:path>
          <draw:path draw:style-name="gr3" draw:text-style-name="P3" draw:layer="layout" svg:width="0.253cm" svg:height="0.348cm" svg:x="12.756cm" svg:y="8.382cm" svg:viewBox="0 0 254 349" svg:d="M253 14c0 0 1-6 1-8 0-1-1-6-8-6-9 0-51 3-62 5-5 0-11 1-11 11 0 8 6 8 12 8 24 0 24 3 24 6 0 4-1 7-3 12l-27 112c-11-16-27-29-51-29-64 0-128 70-128 141 0 48 32 83 75 83 26 0 50-16 70-35 10 29 39 35 52 35 17 0 28-11 38-27 11-19 18-48 18-50 0-6-7-6-8-6-7 0-8 1-12 16-6 24-16 53-36 53-13 0-16-12-16-24 0-10 1-15 3-21zM147 282c-3 13-14 24-26 32-4 5-24 21-44 21-19 0-37-13-37-48 0-26 14-80 26-101 22-40 47-47 62-47 35 0 43 37 43 44 0 1 0 4-2 6z">
            <text:p/>
          </draw:path>
        </draw:g>
        <draw:g>
          <svg:title>TexMaths</svg:title>
          <svg:desc>20§display§\tilde{\omega}§svg§600§FALSE§</svg:desc>
          <draw:polygon draw:style-name="gr2" draw:text-style-name="P2" draw:layer="layout" svg:width="0.463cm" svg:height="0.469cm" svg:x="21.574cm" svg:y="8.62cm" svg:viewBox="0 0 464 470" draw:points="232,470 0,470 0,0 464,0 464,470">
            <text:p/>
          </draw:polygon>
          <draw:path draw:style-name="gr3" draw:text-style-name="P3" draw:layer="layout" svg:width="0.234cm" svg:height="0.066cm" svg:x="21.688cm" svg:y="8.62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" draw:text-style-name="P3" draw:layer="layout" svg:width="0.418cm" svg:height="0.319cm" svg:x="21.582cm" svg:y="8.778cm" svg:viewBox="0 0 419 320" svg:d="M419 50c0-32-13-50-29-50-19 0-36 18-36 34 0 6 3 14 9 20 13 12 26 31 26 60 0 28-15 68-35 100-23 31-48 55-82 55-40 0-62-26-69-64 8-18 24-63 24-84 0-7-3-14-11-14-6 0-14 2-19 11-8 15-18 61-18 87-22 32-51 64-96 64-46 0-61-42-61-82 0-88 72-161 72-171 0-8-4-13-12-13-10 0-15 10-20 15-35 52-62 137-62 201 0 48 16 101 74 101 51 0 83-35 108-74 7 40 34 74 79 74 54 0 88-43 113-96 18-35 45-131 45-174z">
            <text:p/>
          </draw:path>
        </draw:g>
        <draw:connector draw:style-name="gr11" draw:text-style-name="P1" xml:id="id11" draw:id="id11" draw:layer="layout" draw:type="line" svg:x1="40.941cm" svg:y1="8.239cm" svg:x2="40.958cm" svg:y2="6.456cm" draw:start-shape="id3" draw:start-glue-point="0" svg:d="M40941 8239l17-1783" svg:viewBox="0 0 18 1784">
          <text:p/>
        </draw:connector>
        <draw:connector draw:style-name="gr8" draw:text-style-name="P1" draw:layer="layout" draw:type="line" svg:x1="40.958cm" svg:y1="6.456cm" svg:x2="47.237cm" svg:y2="6.491cm" draw:start-shape="id11" draw:start-glue-point="3" svg:d="M40958 6456l6279 35" svg:viewBox="0 0 6280 36">
          <text:p/>
        </draw:connector>
        <draw:g>
          <svg:title>TexMaths</svg:title>
          <svg:desc>20§display§N_{M,i}§svg§600§FALSE§</svg:desc>
          <draw:polygon draw:style-name="gr2" draw:text-style-name="P2" draw:layer="layout" svg:width="1.491cm" svg:height="0.683cm" svg:x="43.418cm" svg:y="5.491cm" svg:viewBox="0 0 1492 684" draw:points="746,684 0,684 0,0 1492,0 1492,684">
            <text:p/>
          </draw:polygon>
          <draw:path draw:style-name="gr3" draw:text-style-name="P3" draw:layer="layout" svg:width="0.593cm" svg:height="0.481cm" svg:x="43.445cm" svg:y="5.491cm" svg:viewBox="0 0 594 482" svg:d="M506 74c6-28 19-50 75-52 5 0 13-1 13-14 0-2 0-8-10-8-22 0-48 2-70 2-24 0-50-2-72-2-5 0-13 0-13 14 0 8 6 8 13 8 40 0 48 15 48 31 0 1-2 13-3 14l-79 314-155-368c-6-13-6-13-22-13h-95c-14 0-21 0-21 14 0 8 7 8 19 8 4 0 48 0 48 7l-94 378c-6 29-19 51-77 53-3 0-11 1-11 14 0 5 3 8 10 8 22 0 46-1 70-1s50 1 72 1c3 0 13 0 13-14 0-7-7-8-15-8-40 0-46-16-46-31 0-5 2-8 3-16l93-373c3 5 3 6 7 13l176 416c4 12 6 13 12 13 8 0 8-1 12-14z">
            <text:p/>
          </draw:path>
          <draw:path draw:style-name="gr3" draw:text-style-name="P3" draw:layer="layout" svg:width="0.526cm" svg:height="0.337cm" svg:x="44.02cm" svg:y="5.741cm" svg:viewBox="0 0 527 338" svg:d="M467 40c5-18 7-22 42-22 11 0 18 0 18-10 0-8-7-8-15-8h-67c-14 0-16 0-22 10l-191 282-48-279c-3-13-3-13-18-13h-70c-10 0-16 0-16 11 0 7 5 7 16 7 8 0 10 0 19 1 10 0 11 2 11 7 0 0 0 3-3 11l-61 248c-4 16-12 34-52 35-4 0-10 0-10 12 0 0 0 6 8 6 14 0 35-2 51-2 11 0 40 2 51 2 4 0 12 0 12-11 0-7-7-7-12-7-32-1-32-14-32-20 0-2 0-5 2-13l66-263h1l53 301c2 8 2 13 10 13 6 0 11-5 14-11l207-308h1l-70 281c-3 16-5 20-43 20-10 0-15 0-15 12 0 0 0 6 8 6 10 0 21-2 31-2 9 0 20 0 30 0 14 0 50 2 62 2 4 0 12 0 12-11 0-7-7-7-16-7 0 0-10 0-20-1-11 0-11-2-11-7 0-3 2-8 2-11z">
            <text:p/>
          </draw:path>
          <draw:path draw:style-name="gr3" draw:text-style-name="P3" draw:layer="layout" svg:width="0.063cm" svg:height="0.153cm" svg:x="44.598cm" svg:y="6.021cm" svg:viewBox="0 0 64 154" svg:d="M50 50c0 27-5 59-39 91-3 2-5 3-5 5 0 5 5 8 8 8 7 0 50-40 50-100 0-30-13-54-35-54-16 0-29 13-29 29s11 29 29 29c13 0 21-8 21-8z">
            <text:p/>
          </draw:path>
          <draw:path draw:style-name="gr3" draw:text-style-name="P3" draw:layer="layout" svg:width="0.149cm" svg:height="0.332cm" svg:x="44.732cm" svg:y="5.751cm" svg:viewBox="0 0 150 333" svg:d="M138 19c0-8-7-19-20-19-14 0-28 13-28 27 0 8 6 19 20 19 15 0 28-14 28-27zM37 271c-3 6-5 11-5 21 0 22 19 41 46 41 52 0 72-69 72-75 0-7-6-7-8-7-6 0-6 4-9 9-11 40-34 59-53 59-10 0-11-7-11-18s3-19 8-30c5-15 9-28 16-40 3-12 21-58 24-63 1-5 3-11 3-16 0-24-21-41-48-41-50 0-72 67-72 75 0 6 6 6 8 6 8 0 8-3 10-8 12-43 35-61 52-61 8 0 13 5 13 18 0 11-3 19-16 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19:47.260465214</meta:creation-date>
    <dc:date>2018-05-10T13:54:34.367000000</dc:date>
    <meta:editing-duration>PT54M4S</meta:editing-duration>
    <meta:editing-cycles>34</meta:editing-cycles>
    <meta:generator>LibreOffice/6.0.3.2$Windows_X86_64 LibreOffice_project/8f48d515416608e3a835360314dac7e47fd0b821</meta:generator>
    <meta:document-statistic meta:object-count="111"/>
  </office:meta>
</office:document-meta>
</file>